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//Basic Select Statement</text:p>
      <text:p text:style-name="Standard"/>
      <text:p text:style-name="Standard">SELECT * from jobs;</text:p>
      <text:p text:style-name="Standard">-- 1. Write a query to display the names (first_name, last_name) using an alias name “First Name”, “Last Name” from the employee table.</text:p>
      <text:p text:style-name="Standard">SELECT first_name AS "First Name", last_name AS "Last Name" FROM employees;</text:p>
      <text:p text:style-name="Standard"/>
      <text:p text:style-name="Standard">-- 2.Write a query to get unique departments ID from the employee table (ie. without duplicates).</text:p>
      <text:p text:style-name="Standard">SELECT DISTINCT department_id FROM employees;</text:p>
      <text:p text:style-name="Standard"/>
      <text:p text:style-name="Standard">-- 3.Write a query to get the details of all employees from the employee table, do so in descending order by first name.</text:p>
      <text:p text:style-name="Standard">SELECT * FROM employees ORDER BY first_name DESC;</text:p>
      <text:p text:style-name="Standard"/>
      <text:p text:style-name="Standard">-- 4.Write a query to get the names (first_name, last_name), salary and 15% of salary as PF (ie. alias) for all the employees.</text:p>
      <text:p text:style-name="Standard">SELECT first_name, last_name,salary,salary*.15 PF from employees;</text:p>
      <text:p text:style-name="Standard"/>
      <text:p text:style-name="Standard">-- 5.Write a query to get the employee IDs, names (first_name, last_name) and salary in ascending order according to their salary.</text:p>
      <text:p text:style-name="Standard">SELECT employee_id,first_name,last_name,salary <text:s/>FROM employees ORDER BY salary ASC;</text:p>
      <text:p text:style-name="Standard"/>
      <text:p text:style-name="Standard">-- 6.Write a query to get the total sum of all salaries paid to the employees.</text:p>
      <text:p text:style-name="Standard">SELECT SUM (salary) AS total FROM employees;</text:p>
      <text:p text:style-name="Standard"/>
      <text:p text:style-name="Standard">-- 7.Write a query to get the maximum and minimum salaries paid to the employees.</text:p>
      <text:p text:style-name="Standard">SELECT MAX(salary),MIN(salary) FROM employees;</text:p>
      <text:p text:style-name="Standard"/>
      <text:p text:style-name="Standard">-- 8.Write a query to get the average salary paid to the employees.</text:p>
      <text:p text:style-name="Standard">SELECT ROUND (AVG(salary)) FROM employees;</text:p>
      <text:p text:style-name="Standard"/>
      <text:p text:style-name="Standard">-- 9.Write a query to get the number of employees working in the company.</text:p>
      <text:p text:style-name="Standard">SELECT COUNT(*) FROM employees;</text:p>
      <text:p text:style-name="Standard"/>
      <text:p text:style-name="Standard">-- 10.Write a query to get all the first names from the employees table in upper case.</text:p>
      <text:p text:style-name="Standard">SELECT UPPER (first_name) from employees;</text:p>
      <text:p text:style-name="Standard"/>
      <text:p text:style-name="Standard">-- 11.Write a query to get the first three characters of each first name of all the employees in the employees table.</text:p>
      <text:p text:style-name="Standard">SELECT SUBSTRING(first_name,1,3) FROM employees;</text:p>
      <text:p text:style-name="Standard"/>
      <text:p text:style-name="Standard">-- 12.Write a query to get the full names of all the employees in the employees table. You have to include the first name and last name.</text:p>
      <text:p text:style-name="Standard">SELECT <text:s/>concat(first_name,' ', last_name) FROM employees;</text:p>
      <text:p text:style-name="Standard"/>
      <text:p text:style-name="Standard">-- 13.Write a query to get the first name, last name and the length of the full name of all the employees from the employees table.</text:p>
      <text:p text:style-name="Standard">SELECT first_name,last_name, </text:p>
      <text:p text:style-name="Standard">LENGTH(first_name)+LENGTH(last_name) <text:s/>"Length of <text:s/>Names" </text:p>
      <text:p text:style-name="Standard">FROM employees;</text:p>
      <text:p text:style-name="Standard"/>
      <text:p text:style-name="Standard"/>
      <text:p text:style-name="Standard"><text:soft-page-break/>-- 14.Write a query to check whether the first_name column of the employees table contains any numbers.</text:p>
      <text:p text:style-name="Standard">SELECT first_nameFROM employees WHERE <text:s/>first_name SIMILAR TO <text:s text:c="2"/>'%0|1|2|3|4|5|6|7|8|9%';</text:p>
      <text:p text:style-name="Standard"/>
      <text:p text:style-name="Standard">-- 15.Write a query to select the first ten records from a table.</text:p>
      <text:p text:style-name="Standard">SELECT employee_id, first_name FROM employees <text:s/>LIMIT 10;</text:p>
      <text:p text:style-name="Standard"/>
      <text:p text:style-name="Standard"/>
      <text:p text:style-name="Standard"/>
      <text:p text:style-name="Standard">-- //Restricting And Sorting</text:p>
      <text:p text:style-name="Standard"/>
      <text:p text:style-name="Standard">-- 1.Write a query to display the first_name, last_name and salary of all employees whose salary is between $10,000 and $15,000.</text:p>
      <text:p text:style-name="Standard">SELECT first_name,last_name,salary FROM <text:s/>employees WHERE salary &lt; 15000 AND salary &gt; 10000</text:p>
      <text:p text:style-name="Standard"/>
      <text:p text:style-name="Standard">-- 2.Write a query to display the first_name, last_name and hire date of all employees who were hired in 1987.</text:p>
      <text:p text:style-name="Standard">SELECT first_name, last_name, hire_date FROM employees WHERE TO_CHAR(hire_date, 'YYYY') <text:s/>LIKE '%87';</text:p>
      <text:p text:style-name="Standard"/>
      <text:p text:style-name="Standard">-- 3.Write a query to get the all employees whose first_name has both the letters ‘c’ and ‘e’.</text:p>
      <text:p text:style-name="Standard">SELECT first_name FROM employees WHERE first_name LIKE '%e%' AND first_name LIKE '%c%';</text:p>
      <text:p text:style-name="Standard"/>
      <text:p text:style-name="Standard">-- 4.Write a query to display the last_name, job, and salary of all the employees who don’t work as Programmers or Shipping Clerks,</text:p>
      <text:p text:style-name="Standard">-- and who don’t receive a salary equal to $4,500, $10,000, or $15,000.</text:p>
      <text:p text:style-name="Standard">SELECT last_name, job_id, salary</text:p>
      <text:p text:style-name="Standard">FROM employees</text:p>
      <text:p text:style-name="Standard">WHERE job_id IN (9, 17)</text:p>
      <text:p text:style-name="Standard">AND salary NOT IN (4500,10000, 15000);</text:p>
      <text:p text:style-name="Standard"/>
      <text:p text:style-name="Standard">-- 5.Write a query to display the last names of all employees whose last name contains exactly six characters.</text:p>
      <text:p text:style-name="Standard">SELECT last_name FROM employees WHERE last_name LIKE '______';</text:p>
      <text:p text:style-name="Standard"/>
      <text:p text:style-name="Standard">-- 6.Write a query to display the last name of all employees who have the letter ‘e’ as the third character in the name.</text:p>
      <text:p text:style-name="Standard">SELECT last_name FROM employees WHERE last_name LIKE '__e%'</text:p>
      <text:p text:style-name="Standard"/>
      <text:p text:style-name="Standard">-- 7.Write a query to display the jobs/designations available in the employees table.</text:p>
      <text:p text:style-name="Standard">SELECT DISTINCT job_id <text:s/>FROM employees;</text:p>
      <text:p text:style-name="Standard"/>
      <text:p text:style-name="Standard">-- 8.Write a query to select all information of employees whose last name is either ‘JONES’ or ‘BLAKE’ or ‘SCOTT’ or ‘KING’ or ‘FORD’</text:p>
      <text:p text:style-name="Standard">SELECT last_name FROM employees WHERE last_name LIKE ‘JONES’ or ‘BLAKE’ or ‘SCOTT’ or ‘KING’ or ‘FORD’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14:03:19.303823797</meta:creation-date>
    <dc:date>2021-05-12T15:38:42.102101710</dc:date>
    <meta:editing-duration>PT1H25M12S</meta:editing-duration>
    <meta:editing-cycles>1</meta:editing-cycles>
    <meta:generator>LibreOffice/7.0.3.1$Linux_X86_64 LibreOffice_project/00$Build-1</meta:generator>
    <meta:document-statistic meta:table-count="0" meta:image-count="0" meta:object-count="0" meta:page-count="2" meta:paragraph-count="55" meta:word-count="658" meta:character-count="4117" meta:non-whitespace-character-count="3501"/>
  </office:meta>
</office:document-meta>
</file>